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</text:p>
      <text:p text:style-name="Standard"><text:s text:c="2"/>"name": "moon-is-a-girl",</text:p>
      <text:p text:style-name="Standard"><text:s text:c="2"/>"version": "0.1.0",</text:p>
      <text:p text:style-name="Standard"><text:s text:c="2"/>"private": true,</text:p>
      <text:p text:style-name="Standard"><text:s text:c="2"/>"dependencies": {</text:p>
      <text:p text:style-name="Standard"><text:s text:c="4"/>"@testing-library/jest-dom": "^5.16.5",</text:p>
      <text:p text:style-name="Standard"><text:s text:c="4"/>"@testing-library/react": "^13.4.0",</text:p>
      <text:p text:style-name="Standard"><text:s text:c="4"/>"@testing-library/user-event": "^13.5.0",</text:p>
      <text:p text:style-name="Standard"><text:s text:c="4"/>"react": "^18.2.0",</text:p>
      <text:p text:style-name="Standard"><text:s text:c="4"/>"react-dom": "^18.2.0",</text:p>
      <text:p text:style-name="Standard"><text:s text:c="4"/>"react-scripts": "5.0.1",</text:p>
      <text:p text:style-name="Standard"><text:s text:c="4"/>"web-vitals": "^2.1.4",</text:p>
      <text:p text:style-name="Standard"><text:s text:c="4"/>"recharts": "^2.1.9",</text:p>
      <text:p text:style-name="Standard"><text:s text:c="4"/>"styled-components": "^5.3.5"</text:p>
      <text:p text:style-name="Standard"><text:s text:c="2"/>},</text:p>
      <text:p text:style-name="Standard"><text:s text:c="2"/>"scripts": {</text:p>
      <text:p text:style-name="Standard"><text:s text:c="4"/>"start": "react-scripts start",</text:p>
      <text:p text:style-name="Standard"><text:s text:c="4"/>"build": "react-scripts build",</text:p>
      <text:p text:style-name="Standard"><text:s text:c="4"/>"test": "react-scripts test",</text:p>
      <text:p text:style-name="Standard"><text:s text:c="4"/>"eject": "react-scripts eject"</text:p>
      <text:p text:style-name="Standard"><text:s text:c="2"/>},</text:p>
      <text:p text:style-name="Standard"><text:s text:c="2"/>"eslintConfig": {</text:p>
      <text:p text:style-name="Standard"><text:s text:c="4"/>"extends": [</text:p>
      <text:p text:style-name="Standard"><text:s text:c="6"/>"react-app",</text:p>
      <text:p text:style-name="Standard"><text:s text:c="6"/>"react-app/jest"</text:p>
      <text:p text:style-name="Standard"><text:s text:c="4"/>]</text:p>
      <text:p text:style-name="Standard"><text:s text:c="2"/>},</text:p>
      <text:p text:style-name="Standard"><text:s text:c="2"/>"browserslist": {</text:p>
      <text:p text:style-name="Standard"><text:s text:c="4"/>"production": [</text:p>
      <text:p text:style-name="Standard"><text:s text:c="6"/>"&gt;0.2%",</text:p>
      <text:p text:style-name="Standard"><text:s text:c="6"/>"not dead",</text:p>
      <text:p text:style-name="Standard"><text:s text:c="6"/>"not op_mini all"</text:p>
      <text:p text:style-name="Standard"><text:s text:c="4"/>],</text:p>
      <text:p text:style-name="Standard"><text:s text:c="4"/>"development": [</text:p>
      <text:p text:style-name="Standard"><text:s text:c="6"/>"last 1 chrome version",</text:p>
      <text:p text:style-name="Standard"><text:s text:c="6"/>"last 1 firefox version",</text:p>
      <text:p text:style-name="Standard"><text:s text:c="6"/>"last 1 safari version"</text:p>
      <text:p text:style-name="Standard"><text:s text:c="4"/>]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14$Win32 OpenOffice.org_project/4114m1$Build-9811</meta:generator>
    <dc:date>2024-09-07T15:45:59.31</dc:date>
    <meta:document-statistic meta:table-count="0" meta:image-count="0" meta:object-count="0" meta:page-count="1" meta:paragraph-count="40" meta:word-count="79" meta:character-count="838"/>
    <dc:creator>ronan salaun</dc:creator>
    <meta:user-defined meta:name="Info 1"/>
    <meta:user-defined meta:name="Info 2"/>
    <meta:user-defined meta:name="Info 3"/>
    <meta:user-defined meta:name="Info 4"/>
  </office:meta>
</office:document-meta>
</file>